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A000000E70DA0ACF9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0c8bb5"/>
    </style:style>
    <style:style style:name="P3" style:family="paragraph" style:parent-style-name="Standard">
      <style:paragraph-properties fo:text-align="start" style:justify-single-word="false"/>
      <style:text-properties officeooo:paragraph-rsid="000c8bb5"/>
    </style:style>
    <style:style style:name="P4" style:family="paragraph" style:parent-style-name="Standard">
      <style:paragraph-properties fo:text-align="center" style:justify-single-word="false"/>
      <style:text-properties officeooo:paragraph-rsid="000c8bb5"/>
    </style:style>
    <style:style style:name="P5" style:family="paragraph" style:parent-style-name="Standard">
      <style:paragraph-properties fo:text-align="center" style:justify-single-word="false"/>
      <style:text-properties style:text-position="0% 100%" officeooo:paragraph-rsid="000c8bb5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paragraph-rsid="000c8bb5"/>
    </style:style>
    <style:style style:name="P7" style:family="paragraph" style:parent-style-name="Standard">
      <style:paragraph-properties fo:text-align="start" style:justify-single-word="false"/>
      <style:text-properties style:text-position="0% 100%" officeooo:paragraph-rsid="000c8bb5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0c822f" officeooo:paragraph-rsid="000c8bb5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c822f"/>
    </style:style>
    <style:style style:name="T3" style:family="text">
      <style:text-properties style:text-position="0% 100%"/>
    </style:style>
    <style:style style:name="T4" style:family="text">
      <style:text-properties officeooo:rsid="000c82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6" style:data-style-name="N0">6</text:variable-set>: The Kinematic Equations</text:p>
      <text:p text:style-name="P5"/>
      <text:list xml:id="list7211341704564103974" text:style-name="L1">
        <text:list-item>
          <text:p text:style-name="P2"><text:span text:style-name="T3">You are in a plane that is taking off. <text:s/>It stars from a stop and accelerates at a rate of 5 m/s</text:span><text:span text:style-name="T1">2</text:span><text:span text:style-name="T3"> until it leaves the ground 675 meters away. <text:s/></text:span></text:p>
          <text:list>
            <text:list-item>
              <text:p text:style-name="P6">What is the velocity that the plane is traveling with when it leaves the ground? </text:p>
            </text:list-item>
          </text:list>
        </text:list-item>
      </text:list>
      <text:p text:style-name="P7"/>
      <text:p text:style-name="P7"/>
      <text:p text:style-name="P7"/>
      <text:list xml:id="list71302093124700" text:continue-numbering="true" text:style-name="L1">
        <text:list-item>
          <text:list>
            <text:list-item>
              <text:p text:style-name="P6">How long does it take the plane to travel the distance of the runway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1302532310523" text:continue-numbering="true" text:style-name="L1">
        <text:list-item>
          <text:p text:style-name="P2"><text:span text:style-name="T3">A cart is rolling down an inclined plane, and accelerates from rest at a constant rate of 0.5 m/s</text:span><text:span text:style-name="T1">2</text:span><text:span text:style-name="T3">. </text:span></text:p>
          <text:list>
            <text:list-item>
              <text:p text:style-name="P6">How far will the cart travel in 0.75 seconds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1303118949452" text:continue-numbering="true" text:style-name="L1">
        <text:list-item>
          <text:list>
            <text:list-item>
              <text:p text:style-name="P6">What is the final velocity of the cart after 0.75 seconds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list xml:id="list71302681642939" text:continue-numbering="true" text:style-name="L1">
        <text:list-item>
          <text:p text:style-name="P6"><text:s/>A major league pitcher can cause a baseball to go from 0 m/s to 42 m/s over the distance of 1.2 meters. <text:s/></text:p>
          <text:list>
            <text:list-item>
              <text:p text:style-name="P6">Calculate the acceleration of the baseball.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1303455726332" text:continue-numbering="true" text:style-name="L1">
        <text:list-item>
          <text:list>
            <text:list-item>
              <text:p text:style-name="P6">How long does it take the pitcher to throw the ball <text:span text:style-name="T4">(</text:span>from when he <text:span text:style-name="T4">starts to throw</text:span> until the ball leaves his hand<text:span text:style-name="T4">)?</text:span>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1302974407803" text:continue-numbering="true" text:style-name="L1">
        <text:list-item>
          <text:p text:style-name="P2"><text:soft-page-break/><text:span text:style-name="T3">The Space Shuttle Discovery begins its final launch from Cape Canaveral, Florida. <text:s/>At t=0s, the main engines start, and Discovery climbs toward the sky. <text:s/>10 minutes later, Discovery is traveling 7.823 x 10</text:span><text:span text:style-name="T1">3</text:span><text:span text:style-name="T3"> m/s.</text:span></text:p>
          <text:list>
            <text:list-item>
              <text:p text:style-name="P6">What is Discovery's average acceleration?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1302223898968" text:continue-numbering="true" text:style-name="L1">
        <text:list-item>
          <text:list>
            <text:list-item>
              <text:p text:style-name="P6">How far does Discovery travel during this time? 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71302545226665" text:continue-numbering="true" text:style-name="L1">
        <text:list-item>
          <text:p text:style-name="P6"><text:s/><text:span text:style-name="T4">Kirk and McCoy step off the edge of a 50-m high cliff on an alien planet. <text:s/>If gravity causes them to accelerate at 2.3 m/s</text:span><text:span text:style-name="T2">2</text:span><text:span text:style-name="T4">,</text:span></text:p>
          <text:list>
            <text:list-item>
              <text:p text:style-name="P6"><text:span text:style-name="T4">What is their speed when they hit the water below?</text:span>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71304163957030" text:continue-numbering="true" text:style-name="L1">
        <text:list-item>
          <text:list>
            <text:list-item>
              <text:p text:style-name="P8">How long are they falling toward the water?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71302189386521" text:continue-numbering="true" text:style-name="L1">
        <text:list-item>
          <text:p text:style-name="P6">A man is pushing a baby stroller on a hill when he is distracted by a text message. <text:s/>Starting from rest, the baby stroller begins to roll down the hill, accelerating at 0.1 m/s<text:span text:style-name="T1">2</text:span>. <text:s/>If the man can run at a speed of 12 m/s, what is the longest amount of time he can spend reading his text message and still catch the stroller?</text:p>
        </text:list-item>
      </text:list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-0.222in" svg:y="-0.2591in" svg:width="0.5in" svg:height="0.5299in" draw:z-index="1"><draw:image xlink:href="Pictures/10000000000000DA000000E70DA0ACF9.jpg" xlink:type="simple" xlink:show="embed" xlink:actuate="onLoad"/></draw:frame> <text:s text:c="11"/>Name:<text:tab/><text:tab/><text:date style:data-style-name="N37" text:date-value="2013-09-18T07:12:34.008497390" text:fixed="true" text:date-adjust="PT24H00M00S">09/19/13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8T07:12:34.371810811</meta:creation-date>
    <meta:editing-duration>P0D</meta:editing-duration>
    <meta:editing-cycles>2</meta:editing-cycles>
    <meta:generator>LibreOffice/4.1.0.4$Linux_X86_64 LibreOffice_project/410$Build-4</meta:generator>
    <meta:initial-creator>Jonas Williamson</meta:initial-creator>
    <dc:date>2013-09-18T07:13:01.780422675</dc:date>
    <dc:creator>Jonas Williamson</dc:creator>
    <meta:document-statistic meta:table-count="0" meta:image-count="1" meta:object-count="0" meta:page-count="2" meta:paragraph-count="19" meta:word-count="332" meta:character-count="1726" meta:non-whitespace-character-count="1401"/>
  </office:meta>
</office:document-meta>
</file>